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6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#ffff00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paragraph-rsid="001ceeef" fo:hyphenate="false" fo:hyphenation-remain-char-count="2" fo:hyphenation-push-char-count="2"/>
    </style:style>
    <style:style style:name="P60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1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62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64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66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67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8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69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70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71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72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73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74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5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#ffff00" style:font-name-complex="Garamond" fo:hyphenate="false" fo:hyphenation-remain-char-count="2" fo:hyphenation-push-char-count="2"/>
    </style:style>
    <style:style style:name="P7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#ffff00" style:font-name-complex="Garamond" fo:hyphenate="false" fo:hyphenation-remain-char-count="2" fo:hyphenation-push-char-count="2"/>
    </style:style>
    <style:style style:name="P7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351b9b" officeooo:paragraph-rsid="00351b9b" fo:background-color="transparent" style:font-name-complex="Garamond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3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4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5" style:family="text">
      <style:text-properties officeooo:rsid="0013f1a4"/>
    </style:style>
    <style:style style:name="T26" style:family="text">
      <style:text-properties officeooo:rsid="00174ae6"/>
    </style:style>
    <style:style style:name="T27" style:family="text">
      <style:text-properties officeooo:rsid="001790bd"/>
    </style:style>
    <style:style style:name="T28" style:family="text">
      <style:text-properties fo:font-size="12pt" officeooo:rsid="0013f1a4" style:font-size-asian="12pt" style:font-size-complex="12pt"/>
    </style:style>
    <style:style style:name="T29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3" style:family="text">
      <style:text-properties fo:font-size="12pt" officeooo:rsid="0013f1a4" style:font-name-asian="Garamond" style:font-size-asian="12pt" style:font-size-complex="12pt"/>
    </style:style>
    <style:style style:name="T34" style:family="text">
      <style:text-properties officeooo:rsid="0019221a"/>
    </style:style>
    <style:style style:name="T35" style:family="text">
      <style:text-properties officeooo:rsid="0019f68e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9f68e"/>
    </style:style>
    <style:style style:name="T38" style:family="text">
      <style:text-properties fo:color="#000000" style:font-name="Garamond" style:text-underline-style="none" fo:background-color="#ffff00" loext:char-shading-value="0" style:font-name-complex="Garamond"/>
    </style:style>
    <style:style style:name="T39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0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2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3" style:family="text">
      <style:text-properties officeooo:rsid="0020834d"/>
    </style:style>
    <style:style style:name="T44" style:family="text">
      <style:text-properties style:font-name="Garamond1"/>
    </style:style>
    <style:style style:name="T45" style:family="text">
      <style:text-properties officeooo:rsid="00223cea"/>
    </style:style>
    <style:style style:name="T46" style:family="text">
      <style:text-properties officeooo:rsid="002386e3"/>
    </style:style>
    <style:style style:name="T47" style:family="text">
      <style:text-properties officeooo:rsid="002659b6"/>
    </style:style>
    <style:style style:name="T48" style:family="text">
      <style:text-properties officeooo:rsid="00269993"/>
    </style:style>
    <style:style style:name="T49" style:family="text">
      <style:text-properties officeooo:rsid="0027d615"/>
    </style:style>
    <style:style style:name="T50" style:family="text">
      <style:text-properties officeooo:rsid="0029bf20"/>
    </style:style>
    <style:style style:name="T51" style:family="text">
      <style:text-properties officeooo:rsid="002bed98"/>
    </style:style>
    <style:style style:name="T52" style:family="text">
      <style:text-properties fo:font-size="15pt" style:text-underline-style="none" officeooo:rsid="0019f68e" style:font-size-asian="15pt" style:font-size-complex="15pt"/>
    </style:style>
    <style:style style:name="T53" style:family="text">
      <style:text-properties officeooo:rsid="002e4346"/>
    </style:style>
    <style:style style:name="T54" style:family="text">
      <style:text-properties officeooo:rsid="00316598"/>
    </style:style>
    <style:style style:name="T55" style:family="text">
      <style:text-properties officeooo:rsid="00335905"/>
    </style:style>
    <style:style style:name="T56" style:family="text">
      <style:text-properties style:font-size-asian="12pt"/>
    </style:style>
    <style:style style:name="T57" style:family="text">
      <style:text-properties officeooo:rsid="00335905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1"/>
      <text:p text:style-name="P1"/>
      <text:p text:style-name="P1"/>
      <text:p text:style-name="P1"/>
      <text:p text:style-name="P1"><text:s/></text:p>
      <text:h text:style-name="P15" text:outline-level="1">PROG5 - Projet logiciel <text:line-break/>2014-2015</text:h>
      <text:p text:style-name="P2"/>
      <text:p text:style-name="P2"/>
      <text:p text:style-name="P2"/>
      <text:p text:style-name="P1"><text:span text:style-name="T25">Journal</text:span> </text:p>
      <text:p text:style-name="P3"/>
      <text:p text:style-name="P3"/>
      <text:p text:style-name="P3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>Janvier 2015</text:p>
      <text:p text:style-name="P6"><text:soft-page-break/>******** Lundi 5 Janvier ******** </text:p>
      <text:p text:style-name="P5"/>
      <text:list xml:id="list7771725317608373875" text:style-name="L1">
        <text:list-item>
          <text:p text:style-name="P62">Mise en place du Github</text:p>
        </text:list-item>
        <text:list-item>
          <text:p text:style-name="P64">Analyse du sujet</text:p>
        </text:list-item>
        <text:list-item>
          <text:p text:style-name="P65">Ana<text:span text:style-name="T44">lyse du code source fourni :</text:span></text:p>
        </text:list-item>
      </text:list>
      <text:list xml:id="list7095506682745281848" text:style-name="L2">
        <text:list-item>
          <text:p text:style-name="P63">D<text:span text:style-name="T47">é</text:span>termination du rôle joué par chaque fichier</text:p>
        </text:list-item>
        <text:list-item>
          <text:p text:style-name="P68"><text:span text:style-name="T12">Analyse d</text:span><text:span text:style-name="T13">u mode de stockage des registres en des status du simulateur</text:span></text:p>
        </text:list-item>
        <text:list-item>
          <text:p text:style-name="P69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45256622643790" text:continue-list="list7771725317608373875" text:style-name="L1">
        <text:list-item>
          <text:p text:style-name="P70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70"><text:span text:style-name="T10">Répartition du travail en fonction des fichiers à traiter 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60"/>
      <text:p text:style-name="P13">******** Mardi 6 Janvier ******** </text:p>
      <text:p text:style-name="P13">******** Avancement ******** </text:p>
      <text:p text:style-name="P19"/>
      <text:p text:style-name="P16"><text:span text:style-name="T26">A</text:span>nalyse de la doc<text:span text:style-name="T27">umentation ARM_v5</text:span> <text:span text:style-name="T26">relative à :</text:span></text:p>
      <text:list xml:id="list659146451424521556" text:style-name="L3">
        <text:list-item>
          <text:p text:style-name="P66">Mode d'adressage et fetch des instructions de la m<text:span text:style-name="T48">é</text:span>moire vers les registres.</text:p>
        </text:list-item>
        <text:list-item>
          <text:p text:style-name="P67">Determiner la partie commune de la lecture et de l'analyse de <text:span text:style-name="T34">toutes les </text:span>instruction<text:span text:style-name="T34">s et des conditions de différenciation des modes d'adressage</text:span> :</text:p>
          <text:p text:style-name="P73">- <text:span text:style-name="T25">arm_instruction.c<text:tab/><text:tab/>:</text:span> <text:span text:style-name="T29">SELLAM</text:span><text:span text:style-name="T31"> Louis</text:span></text:p>
        </text:list-item>
        <text:list-item>
          <text:p text:style-name="P66">Determination des algorithmes de traitement de chaque type d'instruction :</text:p>
          <text:p text:style-name="P74">- <text:span text:style-name="T25">arm_branch_other.c<text:tab/>:</text:span><text:span text:style-name="T28"> </text:span><text:span text:style-name="T30">COUTAUD</text:span><text:span text:style-name="T32"> Ulysse</text:span></text:p>
          <text:p text:style-name="P74"><text:span text:style-name="T32">- arm_load_store.c<text:tab/><text:tab/>: </text:span><text:span text:style-name="T29">OCHIER</text:span><text:span text:style-name="T31"> Sebastien</text:span></text:p>
          <text:p text:style-name="P75">- <text:span text:style-name="T25">arm_data_processing.c<text:tab/>:</text:span><text:span text:style-name="T28"> </text:span><text:span text:style-name="T30">SID-LAKHDAR</text:span><text:span text:style-name="T33"> <text:s/></text:span><text:span text:style-name="T28">Riyane</text:span></text:p>
        </text:list-item>
      </text:list>
      <text:p text:style-name="P16"/>
      <text:p text:style-name="P10">******** Mercredi 7 Janvier ******** </text:p>
      <text:p text:style-name="P10">******** Avancement ******** </text:p>
      <text:p text:style-name="P8"/>
      <text:p text:style-name="P26"><text:span text:style-name="T36">. <text:s text:c="2"/></text:span><text:span text:style-name="T52">arm_instruction :</text:span></text:p>
      <text:p text:style-name="P20"/>
      <text:p text:style-name="P46">Mise en place d<text:span text:style-name="T51">'une</text:span> première version.</text:p>
      <text:p text:style-name="P48">Elaboration de la structure du programme avec un ensemble de fonctions (non impl<text:span text:style-name="T55">an</text:span>tées).</text:p>
      <text:p text:style-name="P47">Début de l'impl<text:span text:style-name="T55">antation</text:span> des fonctions.</text:p>
      <text:p text:style-name="P29"/>
      <text:p text:style-name="P21"><text:span text:style-name="T21">. <text:s text:c="2"/></text:span><text:span text:style-name="T22">arm_data_processing :</text:span></text:p>
      <text:p text:style-name="P54"/>
      <text:p text:style-name="P36">Mise en place de l'algorithme de traitement d'instructions « data processing » :</text:p>
      <text:p text:style-name="P36">Implantation du parseur d'instruction (non exhaustif).</text:p>
      <text:p text:style-name="P36"><text:span text:style-name="T45">Réalisation de</text:span> chaque <text:span text:style-name="T45">type d'opération</text:span>.</text:p>
      <text:p text:style-name="P37">Sauvegarde des r<text:span text:style-name="T49">é</text:span>sultats de l'op<text:span text:style-name="T49">é</text:span>ration en fonction du types d'op<text:span text:style-name="T49">é</text:span>ration et du bit S (mise à jours du registre CPSR)</text:p>
      <text:p text:style-name="P33"><text:soft-page-break/></text:p>
      <text:p text:style-name="P21"><text:span text:style-name="T21">. <text:s text:c="2"/></text:span><text:span text:style-name="T22">arm_load_store :</text:span></text:p>
      <text:p text:style-name="P27"/>
      <text:p text:style-name="P33">Mise en place des algorithmes du traitement des pre(post)-incr<text:span text:style-name="T49">é</text:span>ments d'adresses imm<text:span text:style-name="T49">é</text:span>diate<text:span text:style-name="T49">s</text:span>, ou par registres.</text:p>
      <text:p text:style-name="P33"/>
      <text:p text:style-name="P24"><text:span text:style-name="T24">. <text:s text:c="2"/></text:span><text:span text:style-name="T23">arm_branch_other :</text:span></text:p>
      <text:p text:style-name="P54"/>
      <text:p text:style-name="P40">******** <text:span text:style-name="T35">A ULYSSE*************</text:span></text:p>
      <text:p text:style-name="P30"/>
      <text:p text:style-name="P17"/>
      <text:p text:style-name="P6">******** Jeudi 8 Janvier ******** </text:p>
      <text:p text:style-name="P6">******** Avancement ******** </text:p>
      <text:p text:style-name="P9"/>
      <text:p text:style-name="P25"><text:span text:style-name="T36">. <text:s text:c="2"/></text:span><text:span text:style-name="T52">arm_instruction :</text:span></text:p>
      <text:p text:style-name="P55"/>
      <text:p text:style-name="P51">Prise de décision avec les autres membres pour dé<text:span text:style-name="T54">c</text:span>ider <text:span text:style-name="T55">de </text:span>la vérification des sous catégories.</text:p>
      <text:p text:style-name="P52">Suite des <text:span text:style-name="T56">impl</text:span><text:span text:style-name="T57">antation</text:span> des fonctions.</text:p>
      <text:p text:style-name="P28"/>
      <text:p text:style-name="P22"><text:span text:style-name="T21">. <text:s text:c="2"/></text:span><text:span text:style-name="T22">arm_data_processing :</text:span></text:p>
      <text:p text:style-name="P58"/>
      <text:p text:style-name="P42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</text:span><text:span text:style-name="T16"> :</text:span></text:p>
      <text:list xml:id="list6357346281430555882" text:style-name="L4">
        <text:list-item>
          <text:p text:style-name="P71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38">(XX cas)</text:span></text:p>
        </text:list-item>
        <text:list-item>
          <text:p text:style-name="P72"><text:span text:style-name="T39">Representé par un </text:span><text:span text:style-name="T42">registre</text:span><text:span text:style-name="T39"> </text:span><text:span text:style-name="T40">+ d</text:span><text:span text:style-name="T41">é</text:span><text:span text:style-name="T40">calage ou rotation imm</text:span><text:span text:style-name="T41">é</text:span><text:span text:style-name="T40">diat ou registre </text:span><text:span text:style-name="T38">(XX cas)</text:span></text:p>
        </text:list-item>
      </text:list>
      <text:p text:style-name="P32"/>
      <text:p text:style-name="P22"><text:span text:style-name="T21">. <text:s text:c="2"/></text:span><text:span text:style-name="T9">arm_load_store :</text:span></text:p>
      <text:p text:style-name="P57"/>
      <text:p text:style-name="P35">Mise en place des algorithmes des "Miscellaneous Load/Store".</text:p>
      <text:p text:style-name="P34"/>
      <text:p text:style-name="P23"><text:span text:style-name="T24">. <text:s text:c="2"/></text:span><text:span text:style-name="T8">arm_branch_other 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7">******** Vendredi 9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5"/>
      <text:p text:style-name="P49">Affichage des valeurs et variables nécessaires pour le debbuging.</text:p>
      <text:p text:style-name="P49">Optimisation du code <text:span text:style-name="T53">et ajout de commentaires</text:span>.</text:p>
      <text:p text:style-name="P49">Première version stable et sans bug de arm_instruction.</text:p>
      <text:p text:style-name="P50">Premiers tests effectués (avec tests fournis).</text:p>
      <text:p text:style-name="P50"/>
      <text:p text:style-name="P28"/>
      <text:p text:style-name="P22"><text:soft-page-break/><text:span text:style-name="T21">. <text:s text:c="2"/></text:span><text:span text:style-name="T22">arm_data_processing :</text:span></text:p>
      <text:p text:style-name="P53"/>
      <text:p text:style-name="P45">Implantation de l'interface utilisateur : Affichage du type d'op<text:span text:style-name="T50">é</text:span>ration, bit I, bit S, type de l'op<text:span text:style-name="T50">é</text:span>rande 2 et la valeur des op<text:span text:style-name="T50">é</text:span>rand<text:span text:style-name="T50">es</text:span> 1 et 2.</text:p>
      <text:p text:style-name="P45">Test de toutes les commandes de type «data_processing»</text:p>
      <text:p text:style-name="P34"/>
      <text:p text:style-name="P22"><text:span text:style-name="T21">. <text:s text:c="2"/></text:span><text:span text:style-name="T9">arm_load_store :</text:span></text:p>
      <text:p text:style-name="P35"/>
      <text:p text:style-name="P35">Test des Load/Store. Modification des codes conditions afin d'appliquer le bon traitement à l'adresse.</text:p>
      <text:p text:style-name="P35"/>
      <text:p text:style-name="P23"><text:span text:style-name="T24">. <text:s text:c="2"/></text:span><text:span text:style-name="T8">arm_branch_other 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7">******** Samedi 10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6"/>
      <text:p text:style-name="P28"/>
      <text:p text:style-name="P22"><text:span text:style-name="T21">. <text:s text:c="2"/></text:span><text:span text:style-name="T22">arm_data_processing :</text:span></text:p>
      <text:p text:style-name="P59"/>
      <text:p text:style-name="P43">Mise à jour du fichier «descriptif du code.odt» relatif au code de traitement d'instruction «data_processing».</text:p>
      <text:p text:style-name="P44">Mise à jour du fichier «<text:span text:style-name="T46">liste des fonctionalites</text:span>.odt» relatif au code de traitement d'instruction «data_processing».</text:p>
      <text:p text:style-name="P44">Mise à jour du fichier «<text:span text:style-name="T46">liste des tests</text:span>.odt» relatif au code de traitement d'instruction «data_processing».</text:p>
      <text:p text:style-name="P38"/>
      <text:p text:style-name="P22"><text:span text:style-name="T21">. <text:s text:c="2"/></text:span><text:span text:style-name="T9">arm_load_store :</text:span></text:p>
      <text:p text:style-name="P76"/>
      <text:p text:style-name="P77"/>
      <text:p text:style-name="P34"/>
      <text:p text:style-name="P23"><text:span text:style-name="T24">. <text:s text:c="2"/></text:span><text:span text:style-name="T8">arm_branch_other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7">******** Lundi 12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5"/>
      <text:p text:style-name="P28">******* A faire LOUIS ********</text:p>
      <text:p text:style-name="P28"/>
      <text:p text:style-name="P22"><text:soft-page-break/><text:span text:style-name="T21">. <text:s text:c="2"/></text:span><text:span text:style-name="T22">arm_data_processing :</text:span></text:p>
      <text:p text:style-name="P53"/>
      <text:p text:style-name="P41">******** <text:span text:style-name="T35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7"/>
      <text:p text:style-name="P78">Réalisation des différents tests sur les Load/Store simple, multiple, <text:s/>et sur des adressages différents tel que le pré(post)-incrément(décrément).</text:p>
      <text:p text:style-name="P78">Modification de traitement des Laod/Store multiple. Rectification d'un bug d'adresse bloquant l'avancée de la lecture des registres.</text:p>
      <text:p text:style-name="P34"/>
      <text:p text:style-name="P23"><text:span text:style-name="T24">. <text:s text:c="2"/></text:span><text:span text:style-name="T8">arm_branch_other 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14">******** Mardi 13 Janvier ******** </text:p>
      <text:p text:style-name="P13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5"/>
      <text:p text:style-name="P28">******* A faire LOUIS ********</text:p>
      <text:p text:style-name="P28"/>
      <text:p text:style-name="P22"><text:span text:style-name="T21">. <text:s text:c="2"/></text:span><text:span text:style-name="T22">arm_data_processing :</text:span></text:p>
      <text:p text:style-name="P53"/>
      <text:p text:style-name="P41">******** <text:span text:style-name="T35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7"/>
      <text:p text:style-name="P39">******** <text:span text:style-name="T43">SEBASTIEN*************</text:span></text:p>
      <text:p text:style-name="P34"/>
      <text:p text:style-name="P23"><text:span text:style-name="T24">. <text:s text:c="2"/></text:span><text:span text:style-name="T8">arm_branch_other 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7">******** Mercredi 14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5"/>
      <text:p text:style-name="P28">******* A faire LOUIS ********</text:p>
      <text:p text:style-name="P28"/>
      <text:p text:style-name="P22"><text:span text:style-name="T21">. <text:s text:c="2"/></text:span><text:span text:style-name="T22">arm_data_processing :</text:span></text:p>
      <text:p text:style-name="P53"/>
      <text:p text:style-name="P41">******** <text:span text:style-name="T35">A faire Riyane *************</text:span></text:p>
      <text:p text:style-name="P34"><text:soft-page-break/></text:p>
      <text:p text:style-name="P22"><text:span text:style-name="T21">. <text:s text:c="2"/></text:span><text:span text:style-name="T9">arm_load_store :</text:span></text:p>
      <text:p text:style-name="P57"/>
      <text:p text:style-name="P39">******** <text:span text:style-name="T43">SEBASTIEN*************</text:span></text:p>
      <text:p text:style-name="P34"/>
      <text:p text:style-name="P23"><text:span text:style-name="T24">. <text:s text:c="2"/></text:span><text:span text:style-name="T8">arm_branch_other 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7">******** Jeudi 15 Janvier ******** </text:p>
      <text:p text:style-name="P6">******** Avancement ******** </text:p>
      <text:p text:style-name="P11"/>
      <text:p text:style-name="P25"><text:span text:style-name="T36">. <text:s text:c="2"/></text:span><text:span text:style-name="T37">arm_instruction :</text:span></text:p>
      <text:p text:style-name="P55"/>
      <text:p text:style-name="P28">******* A faire LOUIS ********</text:p>
      <text:p text:style-name="P28"/>
      <text:p text:style-name="P22"><text:span text:style-name="T21">. <text:s text:c="2"/></text:span><text:span text:style-name="T22">arm_data_processing :</text:span></text:p>
      <text:p text:style-name="P53"/>
      <text:p text:style-name="P41">******** <text:span text:style-name="T35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7"/>
      <text:p text:style-name="P39">******** <text:span text:style-name="T43">SEBASTIEN*************</text:span></text:p>
      <text:p text:style-name="P34"/>
      <text:p text:style-name="P23"><text:span text:style-name="T24">. <text:s text:c="2"/></text:span><text:span text:style-name="T8">arm_branch_other :</text:span></text:p>
      <text:p text:style-name="P53"/>
      <text:p text:style-name="P41">******** <text:span text:style-name="T35">A ULYSSE*************</text:span></text:p>
      <text:p text:style-name="P31"/>
      <text:p text:style-name="P18"/>
      <text:p text:style-name="P7">******** Vendredi 16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5"/>
      <text:p text:style-name="P28">******* A faire LOUIS ********</text:p>
      <text:p text:style-name="P28"/>
      <text:p text:style-name="P22"><text:span text:style-name="T21">. <text:s text:c="2"/></text:span><text:span text:style-name="T22">arm_data_processing :</text:span></text:p>
      <text:p text:style-name="P53"/>
      <text:p text:style-name="P41">******** <text:span text:style-name="T35">A faire Riyane *************</text:span></text:p>
      <text:p text:style-name="P34"/>
      <text:p text:style-name="P22"><text:span text:style-name="T21">. <text:s text:c="2"/></text:span><text:span text:style-name="T9">arm_load_store :</text:span></text:p>
      <text:p text:style-name="P57"/>
      <text:p text:style-name="P39">******** <text:span text:style-name="T43">SEBASTIEN*************</text:span></text:p>
      <text:p text:style-name="P34"/>
      <text:p text:style-name="P23"><text:span text:style-name="T24">. <text:s text:c="2"/></text:span><text:span text:style-name="T8">arm_branch_other :</text:span></text:p>
      <text:p text:style-name="P53"><text:soft-page-break/></text:p>
      <text:p text:style-name="P41">******** <text:span text:style-name="T35">A ULYSSE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1H21M51S</meta:editing-duration>
    <dc:date>2015-01-12T14:52:56.058784609</dc:date>
    <dc:creator>ochiers </dc:creator>
    <meta:editing-cycles>25</meta:editing-cycles>
    <meta:generator>LibreOffice/4.2.4.2$Linux_X86_64 LibreOffice_project/420m0$Build-2</meta:generator>
    <meta:document-statistic meta:table-count="0" meta:image-count="0" meta:object-count="0" meta:page-count="7" meta:paragraph-count="132" meta:word-count="759" meta:character-count="5416" meta:non-whitespace-character-count="4703"/>
  </office:meta>
</office:document-meta>
</file>